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paragraph-properties fo:margin-top="0cm" fo:margin-bottom="0.353cm" loext:contextual-spacing="false" fo:line-height="100%" fo:text-align="justify" style:justify-single-word="false"/>
      <style:text-properties fo:background-color="#ffffff"/>
    </style:style>
    <style:style style:name="P3" style:family="paragraph" style:parent-style-name="Subtitle">
      <style:paragraph-properties fo:margin-top="0cm" fo:margin-bottom="0.353cm" loext:contextual-spacing="false" fo:line-height="100%" fo:text-align="justify" style:justify-single-word="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justify" style:justify-single-word="false"/>
    </style:style>
    <style:style style:name="P6" style:family="paragraph" style:parent-style-name="Standard">
      <style:paragraph-properties fo:margin-top="0cm" fo:margin-bottom="0cm" loext:contextual-spacing="false"/>
      <style:text-properties fo:font-size="12pt" style:font-size-asian="12pt" style:font-size-complex="12pt"/>
    </style:style>
    <style:style style:name="P7" style:family="paragraph" style:parent-style-name="Standard">
      <style:paragraph-properties fo:margin-top="0cm" fo:margin-bottom="0cm" loext:contextual-spacing="false" fo:text-align="justify" style:justify-single-word="false"/>
      <style:text-properties fo:font-size="10pt" style:font-size-asian="10pt" style:font-size-complex="10pt"/>
    </style:style>
    <style:style style:name="P8" style:family="paragraph" style:parent-style-name="Heading_20_3">
      <style:paragraph-properties fo:margin-top="0.564cm" fo:margin-bottom="0.141cm" loext:contextual-spacing="false" fo:text-align="justify" style:justify-single-word="false"/>
    </style:style>
    <style:style style:name="P9" style:family="paragraph" style:parent-style-name="Heading_20_3">
      <style:paragraph-properties fo:margin-top="0.564cm" fo:margin-bottom="0.353cm" loext:contextual-spacing="false" fo:line-height="100%" fo:text-align="justify" style:justify-single-word="false"/>
    </style:style>
    <style:style style:name="P10" style:family="paragraph" style:parent-style-name="Heading_20_1">
      <style:paragraph-properties fo:margin-top="0.706cm" fo:margin-bottom="0.353cm" loext:contextual-spacing="false" fo:line-height="100%" fo:text-align="justify" style:justify-single-word="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564cm" fo:margin-bottom="0.141cm" loext:contextual-spacing="false" fo:line-height="100%" fo:text-align="justify" style:justify-single-word="false"/>
      <style:text-properties fo:color="#434343" fo:font-size="14pt" style:font-size-asian="14pt" style:font-size-complex="14pt"/>
    </style:style>
    <style:style style:name="P13" style:family="paragraph" style:parent-style-name="Standard">
      <style:paragraph-properties fo:margin-top="0cm" fo:margin-bottom="0.353cm" loext:contextual-spacing="false" fo:line-height="100%" fo:text-align="justify" style:justify-single-word="false"/>
      <style:text-properties fo:background-color="#ffffff"/>
    </style:style>
    <style:style style:name="P14" style:family="paragraph" style:parent-style-name="Standard">
      <style:paragraph-properties fo:margin-top="0.564cm" fo:margin-bottom="0.353cm" loext:contextual-spacing="false" fo:line-height="100%" fo:text-align="justify" style:justify-single-word="false"/>
      <style:text-properties fo:color="#434343" fo:font-size="14pt" style:font-size-asian="14pt" style:font-size-complex="14pt"/>
    </style:style>
    <style:style style:name="P15"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background-color="#ffffff" loext:char-shading-value="0"/>
    </style:style>
    <style:style style:name="T2" style:family="text">
      <style:text-properties fo:color="#1155cc" style:text-underline-style="solid" style:text-underline-width="auto" style:text-underline-color="font-colo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yp6g7vr15usc"/>Redakcyjna ocena odcinków</text:p>
      <text:p text:style-name="P3"><text:bookmark text:name="_o7anq4tkeh4l"/>Sezon VIII: odcinki 5, 6, 7, 8</text:p>
      <text:p text:style-name="P10"><text:bookmark text:name="_v3ia21le6twq"/>Odcinek 5: Grannies Gone Wild</text:p>
      <text:p text:style-name="P9"><text:bookmark text:name="_6cwe2d21mkec"/>Cahan</text:p>
      <text:p text:style-name="P1">W końcu jakiś odcinek sezonu 8, który w pełni mi się podobał. Pierwsze skrzypce grają Rainbow Dash i drużyna Babci Kowal, więc co mogło pójść nie tak… Oczywiście Applejack, która traktuje swoją babcię jak osobę niepełnosprawną umysłowo albo małe dziecko. A przecież Granny Smith i jej drużyna to dorosłe klacze, więc w zasadzie mogą robić to, co chcą.</text:p>
      <text:p text:style-name="P1">Wszystko zaczyna się od tego, że RD dowiaduje się o wspaniałej kolejce górskiej w Las Pegasus. I czy tylko ja odniosłam wrażenie, że Soarin na nią leci? Wracając, Tęczółka, wiedząc, że jej rollercoaster marzeń niebawem zostanie zamknięty, postanawia przejechać się na nim jak najprędzej, ale do tego celu musi znaleźć kogoś, kto ją zastąpi w Szkole Przyjaźni. Applejack zgadza się to zrobić, ale pod jednym warunkiem.</text:p>
      <text:p text:style-name="P1">Tak właśnie pegazica została wpakowana w opiekę nad babciami, co samo w sobie nie byłoby złe, gdyby nie te głupie zalecenia Applejack. Całe szczęście, że w końcu Dash odkryła, że stare klacze są w sumie całkiem spoko, a zalecenia od przyjaciółki można wyrzucić do kosza. Zwróćcie jednak uwagę, że Tęczółka naprawdę starała się zachowywać odpowiedzialnie. Widać, że jej postać się jednak rozwija.</text:p>
      <text:p text:style-name="P1">Z ciekawszych rzeczy… W odcinku pokazano ojca Trixie, który jest bardzo podobny do córki. Oprócz tego pojawili się skucykowani Rick, Morty i Wojciech Cejrowski. No, co do tego ostatniego, to nie jestem pewna, czy to zamierzony efekt. A jeśli chodzi o zachowanie cioci Apple Sauce… Nie żebym to popierała, ale kto widział starszą panią w akcji ten wie, jakie to było prawdziwe.</text:p>
      <text:p text:style-name="P9"><text:bookmark text:name="_efhjibewt07h"/>Gray Picture</text:p>
      <text:p text:style-name="P5">Wreszcie kolejny odcinek, którego akcja dzieje się w Las Pegasus. Lubię „zwiedzać” miejsca poza Ponyville, a szczególnie większe miasta. Poza tym pojawiło się kilka interesujących kucyków, takich jak ojciec Trixie czy widoczne w tle ponyfikacje Ricka i Morty’iego (oraz męski alicorn i jednocześnie zwykły robotnik, ale to na pewno zwykła pomyłka).</text:p>
      <text:p text:style-name="P5"/>
      <text:p text:style-name="P5">Co do samej treści odcinka. Nie był może wybitny, ale przynajmniej powyżej średniej. Choć muszę przyznać, że po tytule „Grannies Gone Wild” spodziewałam się, iż staruszki będą się zachowywać trochę bardziej, nomen omen, dziko. Najzabawniejsze były te wszystkie flirty Apple Sauce. Aż ciężko mi było uwierzyć w to, co widziałam na ekranie.</text:p>
      <text:p text:style-name="P5"/>
      <text:p text:style-name="P5">Jednak muszę przyczepić się do zachowania Apple Jack. Jej listę zasad można streścić jako „nie daj babciom się dobrze bawić”. Do tego Rainbow nie miała najmniejszej szansy, przestrzegając jej, znaleźć czasu na przejechanie się tą kolejką. Już nie mówiąc o tym, że te starsze klacze są jak najbardziej sprawne zarówno fizycznie i umysłowo, więc nie potrzebowały opiekunki. A poza tym, wiem, że tego wymagał pomysł na odcinek, ale czy Rainbow nie powinna mieć zwyczajnie możliwości wzięcia dnia wolnego? Mam rozumieć, że <text:soft-page-break/>serial sugeruje, iż Twilight jest złą szefową? Wyzyskiwacz jeden.</text:p>
      <text:p text:style-name="P5"/>
      <text:p text:style-name="P5">Na pochwałę zasługuje zachowanie Rainbow. Spodziewałam się, że zostawi te urocze staruszki i potem będzie ratować je z kłopotów, w które wpadły, ale jednak Dash starała się być odpowiedzialna i wywiązać się z obietnicy, nawet kosztem własnej przyjemności. Widać, że czasem te kolorowe koniki czegoś się uczą.</text:p>
      <text:p text:style-name="P5"/>
      <text:p text:style-name="P5">Tak naprawdę najlepszą częścią odcinka były wszechobecne koty. Zwłaszcza ten zezowaty rudzielec był milutki.</text:p>
      <text:p text:style-name="P5"/>
      <text:p text:style-name="P8"><text:bookmark text:name="_nx82bixamgqs"/>Macter4</text:p>
      <text:p text:style-name="P6">Można odnieść wrażenie, że odcinek jest o niczym. Sam nawet się na to złapałem, że taka była moja pierwsza myśl o nim. Druga na szczęście już była bardziej właściwa – nigdy nie oceniaj kogoś po wieku, a w szczególności, jeżeli jest to wiek podeszły. Często mamy wyobrażenie starszej osoby jako takiej dobrej babuni. Miło z nią posiedzieć w domu, ale lepiej niech nigdzie się nie rusza. I tutaj zaczyna się problem, że one nagle z wiekiem nie utraciły swoich pasji i zamiłowań. To, co musimy im ofiarować, to raczej pomoc w ich spełnianiu. One dość często są świadome swoich ograniczeń i nie potrzebują naszego „strażniczego oka” czy nic sobie nie zrobią. A nawet jak gdzieś się zagalopują, to łatwiej będzie nam trzymać rękę na pulsie, gdy aktywnie bierzemy w tym udział, bo w przeciwnym razie może się okazać, że pasję będą realizowały za naszymi plecami. A z własnego doświadczenia mogę powiedzieć, że niejeden staruszek będzie w stanie nas zaskoczyć.</text:p>
      <text:p text:style-name="P6"/>
      <text:p text:style-name="P12">Moonlight</text:p>
      <text:p text:style-name="P7"/>
      <text:p text:style-name="P5">Zazwyczaj nie przepadam za odcinkami z RD w roli głównej, ale tym razem jej zachowanie było na tyle ogarnięte, że oglądało się to nawet przednio. Może to też dlatego, że nasze tytułowe dziarskie staruszki zrobiły wokół siebie całkiem niezłe show, między innymi flirtując na parkiecie nieźle przy tym wywijając. Za to dla odmiany byłam zażenowana postawą AJ, która z góry założyła, że staruszki nie powinny się zbytnio ekscytować tylko najlepiej siedzieć na zadzie, dziergać sweterki i liczyć dni, tęskniąc za latami młodości, które już nigdy nie wrócą (albo odliczać dni do końca nudnego epilogu swojego życia). Rozumiem, że potrzebny jest pretekst do jakiegoś sensownego morału, ale to by wskazywało na to, że Applejack tak naprawdę nie zna swojej babci, z którą mieszka od dziecka.</text:p>
      <text:p text:style-name="P5">Odcinek miał kilka naprawdę mocnych momentów, było sporo powodów do śmiechu. Urzekł mnie tekst Granny Smith do RD: „Myślałam, że to Ty jesteś ta fajna”. Cieszę się, że dzięki takim scenom jak w stołówce czy na tańcach mogliśmy trochę lepiej poznać charakter starszyzny rodziny Apple, jak i poznać kilka nowych postaci z otoczenia drugiego planu. Wychodzi na to, że w przypadku Trixie faktycznie jabłko pada niedaleko od jabłoni. Sam motyw niesamowitej kolejki górskiej i jedynej takiej okazji w życiu, by się nią przejechać, jakoś mnie nie porwał, ale dla całej otoczki tego wątku naprawdę warto było obejrzeć ten odcinek od początku do końca.</text:p>
      <text:p text:style-name="P5"><text:soft-page-break/></text:p>
      <text:p text:style-name="P12">Falconek</text:p>
      <text:p text:style-name="P5">Odcinek, chociaż zabawny, nie porwał mnie jakoś szczególnie, ale po prostu nie jestem fanem slice of life. Jego najmocniejszą stroną były oczywiście cztery babcie, które naprawdę dały czadu (choć Apple Sauce mogłaby jednak trochę się pohamować), ale pozytywnie zaskoczyła też Rainbow Dash, która naprawdę przejęła się swoją rolą opiekunki i pokazała, że czasami jednak potrafi być odpowiedzialna. Lubię, kiedy w odcinkach jest dużo ciekawych kucyków tła i ten akurat nie zawiódł: rozbawiło mnie, że Trixie jest wykapanym tatusiem, no także Rick i Morty. Pozytywny i mądry morał, że tych dziadków to nie trzeba tak od razu układać w trumnie, tylko można dać im jeszcze trochę pożyć. </text:p>
      <text:p text:style-name="P10"><text:bookmark text:name="_xmhf0p7mlnhr"/>Odcinek 6: Surf and/or Turf</text:p>
      <text:p text:style-name="P9"><text:bookmark text:name="_1om7guohbfnx"/>Cahan</text:p>
      <text:p text:style-name="P1">Ten odcinek mi się zbytnio nie spodobał. Łapię, że to metafora rozwodu, ale i tak cały ten problem był absurdalny. Terramar od samego początku nie musiał wybierać, jego rodzice mieszkali od siebie rzut beretem i dalej się kochali. Prawdziwe rozwody potrafią wyglądać tak, że matka mieszka w innym mieście niż ojciec i darzy go odwzajemnioną nienawiścią. W dodatku rodzice lubią mieszać dzieci do takich spraw i gadać im na byłego partnera/byłą partnerkę. Także przeciętnemu smarkaczowi „Surf and/or Turf” nic nie da, bo sytuacja, która w prawdziwym życiu jest ciężka, tu nie ma żadnego znaczenia.</text:p>
      <text:p text:style-name="P1">Za to widzieliśmy górę Aris i Seaquestrię, czyli lokacje z filmu, co w sumie jest na plus. Szczególnie, że całkiem ładne te miejsca. Gorzej, że to odcinek z Cutie Mark Crusaders, które mnie często irytują. Tak było i tym razem. A ich piosenka mi się nie spodobała. Jakoś tak brakowało jej czegoś.</text:p>
      <text:p text:style-name="P1">Paradoksalnie nieźle wypadła Twilight, która nie tylko „pilnowała” dzieciarni, ale po prostu pojechała sobie na wakacje. I to jest ok. Chociaż ciekawe, czy rodzice pozostałych uczniów też musieli podpisywać jakieś zgody. Zwłaszcza opiekunowie Ocellus czy Smolder <text:span text:style-name="T1">– zważywszy na to jak wyglądają ich kultury, to byłoby to nieco dziwne. W zasadzie, czy Ocellus jest dzieckiem, skoro jest podmieńcem? No a królową smoków jest smocza nastolatka, zaś smocze młode biegają samopas i jest to u nich uznawane za normę.</text:span></text:p>
      <text:p text:style-name="P9"><text:bookmark text:name="_rq57zzg3c36i"/>Gray Picture</text:p>
      <text:p text:style-name="P5">Z jednej strony odcinek z CMC (irytujące bestie), a z drugiej zwiedzanie góry Aris i Seaquestrii. Oba te miejsca są bardzo ładne i mam nadzieję, że pojawią się jeszcze w przyszłości.</text:p>
      <text:p text:style-name="P5"/>
      <text:p text:style-name="P5">Co do samego problemu, który miały do rozwiązania CMC. Był wzięty z miejsca, gdzie hipogryfy nie mają Cutie Marku. Od początku było jasne, że Terramar nie musi wybierać i spokojnie może żyć w obu miejscach. Rozumiem, że miała być to lekcja dla dziecków o radzeniu sobie z rozwodem rodziców, ale jednak sytuacja małego hipogryfa / kucyka morskiego nijak ma się do tego, jak wygląda większość rozwodów, więc całość to raczej mało pożyteczna lekcja.</text:p>
      <text:p text:style-name="P5"/>
      <text:p text:style-name="P5"><text:soft-page-break/>Poza widokami, najlepszą rzeczą odcinka jest Twilight, która potwierdziła moje przypuszczenia z poprzedniego odcinka, że nie jest najlepszą szefową. Wredna małpa najpierw nie daje Rainbow normalnego dnia wolnego, a potem jedzie sobie na wycieczkę. Nawet nie szczególnie próbuje ukryć prawdziwy powód swojej wizyty i bawi się w najlepsze, nawet niespecjalnie przejmując się tym, że powinna pilnować CMC. Mnie bawi.</text:p>
      <text:p text:style-name="P5"/>
      <text:p text:style-name="P8"><text:bookmark text:name="_h148bxm2djy1"/>Macter4</text:p>
      <text:p text:style-name="P6">Miło jest widzieć, że twórcy tym razem nie odcinają się od swojego filmu, a nawet intensywnie do niego nawiązują (tak, biję do totalnego braku nawiązań w serialu do Equestria Girls, nawet na poziomie smaczków dla fandomu). Całość będzie się kręciła wokół misji od mapy dla CMC. I mam pewien problem z nią. O ile przedstawiony problem wydaje mi się całkiem niezły, to już rozwiązanie nie bardzo. Rzadko można pogodzić dwie totalnie skrajne rzeczy w życiu, bo zawsze jest to kosztem czegoś. Być może przesłanie jest kierowane do dzieci rodziców, którzy się rozstali z informacją, że nie muszą wybierać, bo wszędzie mają kochających rodziców, ale to tylko moje gdybanie. Nie zmienia to faktu, że odcinek przyjemnie mi się oglądało, bo miło było zobaczyć, co się zmieniło o hipogryfów, a utwór, który towarzyszył Harmonizing Heights dosłownie mnie przekupił.</text:p>
      <text:p text:style-name="P6"/>
      <text:p text:style-name="P12">Moonlight</text:p>
      <text:p text:style-name="P5">Cóż… W moim odczuciu odcinek był bardzo przeciętny. Jakoś przez cały czas nie potrafiłam wyczuć, czy rodzice Terramara i (tu wstaw imię) się rozstali, czy po prostu jedno woli pióra, a drugie ogon od swojego życiowego partnera, ale nadal kochają się wzajemnie i są w czymś w stylu związku „na odległość”, bo po prostu nie potrafią się dogadać. Choć z tym dystansem nie jest jakoś tragicznie, bo Seaquestria (jakoś nadal nie potrafię strawić tej nazwy) jest dosłownie rzut beretem od góry Aris. Ich relacja nie była dla mnie jasna, co mnie odrobinę irytowało. Zważywszy, że cała fabuła opierała się na konieczności wyboru między umiłowanymi miejscami rodziców.</text:p>
      <text:p text:style-name="P5"><text:s/></text:p>
      <text:p text:style-name="P5">Liczyłam na odrobinę więcej od odcinka z CMC, po dłuższym czasie przerwy od uroczego i hałaśliwego tria. Ich zachowanie było ponadprzeciętnie dziecinne i zamiast stanąć na wysokości zadania, rujnowały wszystko kroczek po kroczku, aż problem rozwiązał się sam – nie powiem, cwane. Kłótnia między Sweetie i Scoot wydała mi się strasznie sztuczna i wymuszona. Chociaż sama piosenka, w której ją prowadziły była całkiem przyjemna. Mam wrażenie, że serial wrócił do swoich korzeni i znowu stara się robić piosenki z sensem, nie tylko jako zapychacze czasu antenowego. Mimo że nie przepadam za konceptem hipogryfo-hipokampów, miejsca, w których żyją i sam design tych istot był na tyle ładny, że rekompensował niski poziom fabuły. Aż zapragnęłam narysować sobie jakiegoś hipogryfiego OCka…</text:p>
      <text:p text:style-name="P12">Falconek</text:p>
      <text:p text:style-name="P5">Lubię odcinki, w których kucyki wyruszają do nowych krain, ale nie przepadam za tymi z CMC, więc „Surf and/or Turf” zapowiadało się dla mnie przeciętnie. I rzeczywiście takie było. <text:soft-page-break/>Kraina hipogryfów była ładna, a ich zwyczaje ciekawe, piosenka niezła (Sweetie Belle nauczyła się śpiewać), ale byłem naprawdę rozczarowany tym, że nie było „Shoo-be-doo” w części podwodnej. Fabuła była niestety mocno uproszczona, przez co wypadła naiwnie. Problem Terramara był metaforą problemów dziecka rozwiedzionych rodziców, tylko mieliśmy tu do czynienia z wyidealizowaną sytuacją, gdzie rodzice nie wykorzystują dziecka jako karty przetargowej w rozgrywkach między sobą, ani nie walczą ze sobą o nie. Z drugiej strony, ciężko by było przedstawić taki problem w bardziej złożony sposób w dwudziestominutowym odcinku, no i ostatecznie co innego można powiedzieć takiemu dziecku, poza tym, że nie powinno czuć się zmuszone do wybierania między rodzicami. </text:p>
      <text:p text:style-name="P10"><text:bookmark text:name="_7u8q3zz7r09e"/>Odcinek 7: Horse Play</text:p>
      <text:p text:style-name="P9"><text:bookmark text:name="_nytau8665ny0"/>Cahan</text:p>
      <text:p text:style-name="P2">Odcinek z Celestią! Weeeeeeee! Tak, jestem celestiofagiem i jestem z tego dumna. Poza tym, „Horse Play” świetnie pokazuje tę postać, czy raczej jej normalną twarz. Celestyna nie jest tu księżniczką, tylko jest sobą. A jej gra aktorska… można być tak złym, oj można. I w sumie całkiem spoko, że serial pokazał, iż niektórzy są takimi antytalentami w jakiejś dziedzinie, że nawet duża ilość ciężkiej pracy nie da zbyt spektakularnych efektów. Co ciekawe, Ceśka potrafi całkiem nieźle aktorzyć, wystarczy, że chce kogoś strollować albo kiedy bawi się polityką, ale to nie to samo. Odniosłam wrażenie, że na scenie biała klacz starała się aż za bardzo.</text:p>
      <text:p text:style-name="P2">Chwalę też morał odcinka, choć nie jest zbyt odkrywczy. Jesteśmy winni prawdę naszym przyjaciołom, nawet jeśli jest ona dla nich potencjalnie bolesna. A jeśli odwalą jakiś cyrk, to trudno. Całe szczęście, że Celestia jest ponad to. Mała uwaga do panów (jeśli chcą żyć): wasze partnerki nie liczą się jako przyjaciele i nigdy, ale to nigdy nie wyglądają grubo w jakiejś sukience.</text:p>
      <text:p text:style-name="P2">Dziwi mnie natomiast to, że Twilight i jej psiapsióły stwierdziły, że takie rozdmuchanie jakiegoś biedaszkolnego przedstawienia z biednym scenariuszem i stworzeniami, które jednorożcami nie są, ale je grają, mimo że w tej szkole jest więcej klas i znalazłoby się prawdziwe jednorożce, to dobry pomysł. Przepraszam za to tasiemcozdanie, ale to naprawdę tak wygląda. Ja rozumiem, że miała wystąpić sama Księżniczka Celestia, ale jakby Andrzej Duda zgodził się pojawić gościnnie na scenie podczas teatrzyku w SP 1 w Pcimiu Dolnym, to raczej nikt nie robiłby z tego wielkiej sztuki.</text:p>
      <text:p text:style-name="P9"><text:bookmark text:name="_pzxyx271ju3k"/>Gray Picture</text:p>
      <text:p text:style-name="P5">Lubię odcinki z Celestią. Ten był pełen uroczych momentów z udziałem księżniczki, od jej dziecięcej radości na wieść o możliwości zagrania w sztuce (jako ktoś, kto też ma niespełnione teatralne ambicje, w pełni rozumiem), przez kompletny brak umiejętności aktorskich i niezrozumienie nauczycieli, na jej fochu i odstąpieniu roli skończywszy. Nie zabrakło też śmiesznych momentów, jak próby znalezienia zastępstwa dla sztucznego Słońca.</text:p>
      <text:p text:style-name="P5"/>
      <text:p text:style-name="P5">Wyobrażam sobie jak stworzenia żyjące na drugim końcu Equestrii (albo tak właściwie gdziekolwiek) zastanawiają się, czemu Słońce niespodziewanie wzeszło w środku nocy.</text:p>
      <text:p text:style-name="P5"/>
      <text:p text:style-name="P5">„Nie jesteś księżniczkową księżniczką” jest najlepszym podsumowaniem roli Twilight w <text:soft-page-break/>Equestrii.</text:p>
      <text:p text:style-name="P5"/>
      <text:p text:style-name="P8"><text:bookmark text:name="_5s3w9rip5rvz"/>Macter4</text:p>
      <text:p text:style-name="P6">Ten odcinek mocno mi przypadł do gustu ze względu na pewne napędzające się przeciwieństwa. Samo przesłanie odcinka ma też sporo wspólnego z przysłowiem, że piekło jest wybrukowane dobrymi chęciami. I tutaj był w sumie problem Twilight. Chciała dobrze, szukała różnych rozwiązań, by wilk był syty i owca cała, ale gdy wszystko zawiodło, brakło jej odwagi do przyznania się, że nie znalazła dobrego wyjścia i musi z czegoś zrezygnować. W sumie po części cieszę się, że Twilight zachowała się tak, jakby niczego (znowu) się nie nauczyła. Ta rozmowa z Celestią podczas lotu była jedną z niewielu okazji, jakie były w serialu, aby móc się bliżej przyjrzeć więzi, jaka panuje między nimi, bo mimo że wiele spraw przewija się gdzieś z boku lub uznajemy je za pewniki, to wbrew pozorom rzadko widzimy weryfikację lub potwierdzenie w bezpośrednich rozmowach. Osobiście mam nadzieję, że w sezonie jeszcze dowiemy się trochę o przeszłości, a kwestia miny Luny podczas wznoszenia słońca nie będzie tylko ciekawym obrazkiem tego odcinka. No i tekst Pinkie o zakupie fajerwerków od Trixie rozwala na łopatki.</text:p>
      <text:p text:style-name="P6"/>
      <text:p text:style-name="P12">Moonlight</text:p>
      <text:p text:style-name="P5">Kolejny odcinek, który pokazuje, jak wiele jeszcze musi się nauczyć o swojej specjalności księżniczka przyjaźni. Od czasu resocjalizacji Starlight, twórcy chyba wzięli sobie za priorytet, by uczennica Twi mogła kiedyś przejąć jej stołek i co rusz próbują utwierdzić nas w przekonaniu, że bardziej się do tego nadaje… Tylko ja mam takie wrażenie? To, co pokazała nam tym razem Twilight, utajając prawdę przed Celestią, było kolejną plamą na jej już i tak zszarganym autorytecie. <text:s/>Ktoś tu powinien wrócić do pisania pamiętnika, by zauważyć swoje braki.</text:p>
      <text:p text:style-name="P5">Wracając, o dziwo odcinek o Celestynie dostarczył mi dużo lepszej rozrywki niż mogłam przypuszczać. Może dlatego, że okazała się rzecz przedziwna i wspaniała: księżniczka, która posiada dość mocy, by poruszać, kurcze, słońcem nie jest idealna! Ujawnienie jej umiłowania do teatru i całkowitego braku talentu w tej dziedzinie stopił moje serce, przez co polubiłam ją ciut bardziej. Jak tu nie uśmiechnąć się do alicorna próbującego grać w kalambury?</text:p>
      <text:p text:style-name="P5">Swego czasu próbowałam się dostać do szkoły teatralnej, więc żarty z ćwiczeń z improwizacji przypasowały mi nad wyraz mocno. Zachowanie, jak i samo przedstawienie nauczycieli sztuki aktorskiej, jakich Twilight przyprowadziła dla Celestii było, moim zdaniem, wisienką na torcie tego odcinka.</text:p>
      <text:p text:style-name="P6"/>
      <text:p text:style-name="P10"><text:bookmark text:name="_wczr3r4xc3la"/><text:soft-page-break/>Odcinek 8: The Parent Map</text:p>
      <text:p text:style-name="P9"><text:bookmark text:name="_m0iwnspngz89"/>Cahan</text:p>
      <text:p text:style-name="P2">I znowu bawiłam się przednio! Tym razem mapa wysłała Starlight i Sunbursta do domu, by zmierzyli się z najstraszniejszym wrogiem znanym kucykom: z nadopiekuńczymi rodzicami. Cóż, to było życiowe i całkiem zabawne, zwłaszcza, że część tych sytuacji znam z autopsji. Czekałam tylko na to, aż Stellar Flare zacznie gadać, że taki duży ogier powinien już mieć żonę i trójkę źrebiąt. Całe szczęście, że nasi bohaterowie mieszkają w Equestrii i w ich świecie szczera rozmowa potrafi rozwiązać taki problem. W naszym mówienie do takich rodziców, to jak rzucanie grochem o ścianę.</text:p>
      <text:p text:style-name="P9"><text:bookmark text:name="_jdtrpnom80ci"/>Macter4</text:p>
      <text:p text:style-name="P4">Coś w tym jest, że rodzic może być zarówno najlepszym przyjacielem, jak i najgorszym wrogiem. Ale taka jest prawda, że najłatwiej rodzinne problemy jest rozwiązać rozmową, bo inne drogi w ogóle nie prowadzą do celu. Co oczywiście nie oznacza, że jest to łatwe. Najczęściej jest to tak trudne, że nawet nie próbujemy się tego podjąć, bo trzeba mieć anielską cierpliwość, aby dojść do jakiegoś celu. Takie sytuacje cechuje prawie zawsze to samo – żadna ze stron nie słucha tej drugiej. Co gorsze, dość często trzeba się pokłócić, żeby przełamać tę barierę. Wracając już do samego odcinka, to poza głównym tematem nie był jakoś porywający. Nawet jego przedstawienie mogłoby być dużo lepsze. W skrócie, plus za pomysł i morał, minus za realizację. Osobiście mam też wrażenie, że serial ma ogólnie jakieś opóźnienie względem samego siebie. Tak jak gdy pojawiła się mapa, odcinki z nią związane można było policzyć na palcach jednej ręki, tak teraz szkoła robi za ładne tło do zamku Twilight. <text:s/></text:p>
      <text:p text:style-name="P4"/>
      <text:p text:style-name="P14">Moonlight</text:p>
      <text:p text:style-name="P5">To takie prawdziwe. Rodzice, czasem chcąc dla swoich dzieci jak najlepiej, gubią ich prawdziwe ja wśród kaskady swoich własnych wyobrażeń. Ten odcinek świetnie to ukazał. W końcu przeszłość Starlight i Sunbursta nie była zbyt kolorowa po opuszczeniu rodzinnego miasta. Marzenia ogiera, w których pokładał takie nadzieje nie ziściły się, a Glimglam...cóż, można powiedzieć, że troszeczkę się pogubiła, gdy po utracie przyjaciela sterroryzowała stworzoną przez siebie wioskę, a potem próbowała to naprawić poprzez zniszczenie przyjaźni pewnej księżniczki… Nic dziwnego, że ich rodzice tak bardzo się tym przejęli. Patrząc na to z ich strony, Stellar, po tym, jak plany syna legły w gruzach, musiała cierpieć razem z nim. Wydawała się być zaradną klaczą, więc zamiast siedzieć i rozpaczać, zaczęła planować ponownie wszystko za niego, by jej syn znowu nie musiał patrzeć na swoje niepowodzenia. Chciała oszczędzić mu porażek i zapewnić godne życie. Z kolei ojciec Starlight, Firelight mógł pomyśleć sobie, że traktowanie jej tak, jak za czasów przed nieszczęśliwymi wydarzeniami, wymaże ten okres z ich życia. Chciał, <text:s/>aby znowu była jego małą klaczką, która nie musiała się męczyć i nosić na swoim grzbiecie tego ogromnego bagażu doświadczeń. Niestety, to nie może być takie proste. Dzieci muszą same uczyć się na swoich błędach, ale całkowite odcięcie się od swoich korzeni też nie jest dla nich zbyt dobre. Latorośle dorastają, zaczynają żyć swoim życiem, ale nie powinny zapominać, że w tych chwilach to rodzice, którzy pomogli im na początku ich drogi, potrzebują odrobiny <text:soft-page-break/>ciepła, by móc poczuć, że dobrze wykonali swoje zadanie.</text:p>
      <text:p text:style-name="P5">Tak, do tej pory mogę z czystym sumieniem stwierdzić, że „The Parent Map” to zdecydowanie mój ulubiony odcinek tego sezonu!</text:p>
      <text:p text:style-name="P5">Swoją drogą przewijałam cały odcinek chyba dziesięć razy, by jeszcze raz móc spojrzeć na stary pokój Starlight. So rebel…</text:p>
      <text:p text:style-name="P4"/>
      <text:p text:style-name="P2"/>
      <text:p text:style-name="P2">Obrazki:</text:p>
      <text:p text:style-name="P1"><text:a xlink:type="simple" xlink:href="https://thediscorded.deviantart.com/art/The-Mare-With-A-Plan-743801123" text:style-name="Internet_20_link" text:visited-style-name="Visited_20_Internet_20_Link"><text:span text:style-name="T2">https://thediscorded.deviantart.com/art/The-Mare-With-A-Plan-743801123</text:span></text:a></text:p>
      <text:p text:style-name="P1"><text:a xlink:type="simple" xlink:href="https://discordthege.deviantart.com/art/Good-intentions-742724645" text:style-name="Internet_20_link" text:visited-style-name="Visited_20_Internet_20_Link"><text:span text:style-name="T2">https://discordthege.deviantart.com/art/Good-intentions-742724645</text:span></text:a></text:p>
      <text:p text:style-name="P1"><text:a xlink:type="simple" xlink:href="https://thediscorded.deviantart.com/art/Granny-gone-wild-740616916" text:style-name="Internet_20_link" text:visited-style-name="Visited_20_Internet_20_Link"><text:span text:style-name="T2">https://thediscorded.deviantart.com/art/Granny-gone-wild-740616916</text:span></text:a></text:p>
      <text:p text:style-name="P1"><text:a xlink:type="simple" xlink:href="https://inuhoshi-to-darkpen.deviantart.com/art/Between-Worlds-742261119" text:style-name="Internet_20_link" text:visited-style-name="Visited_20_Internet_20_Link"><text:span text:style-name="T2">https://inuhoshi-to-darkpen.deviantart.com/art/Between-Worlds-742261119</text:span></text:a></text:p>
      <text:p text:style-name="P1"><text:a xlink:type="simple" xlink:href="https://inuhoshi-to-darkpen.deviantart.com/art/Just-a-Bunch-of-Gals-741138969" text:style-name="Internet_20_link" text:visited-style-name="Visited_20_Internet_20_Link"><text:span text:style-name="T2">https://inuhoshi-to-darkpen.deviantart.com/art/Just-a-Bunch-of-Gals-741138969</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7T23:44:13.767000000</dc:date>
    <meta:editing-duration>PT6H35M2S</meta:editing-duration>
    <meta:editing-cycles>1</meta:editing-cycles>
    <meta:document-statistic meta:table-count="0" meta:image-count="0" meta:object-count="0" meta:page-count="8" meta:paragraph-count="68" meta:word-count="3179" meta:character-count="20736" meta:non-whitespace-character-count="17612"/>
  </office:meta>
</office:document-meta>
</file>